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0.831cm" fo:min-width="2.488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2pt" style:font-size-asian="12pt" style:font-size-complex="12pt"/>
    </style:style>
    <style:style style:name="T3" style:family="text">
      <style:text-properties style:font-name="Courier 10 Pitch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7.21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7.216cm">
          <draw:text-box>
            <text:p><text:span text:style-name="T1">heap</text:span></text:p>
          </draw:text-box>
        </draw:frame>
        <draw:frame draw:style-name="gr3" draw:text-style-name="P2" xml:id="id5" draw:id="id5" draw:layer="layout" svg:width="3.804cm" svg:height="0.742cm" svg:x="3.637cm" svg:y="11.197cm">
          <draw:text-box>
            <text:p><text:span text:style-name="T2">michaelJordan</text:span></text:p>
          </draw:text-box>
        </draw:frame>
        <draw:frame draw:style-name="gr4" draw:text-style-name="P2" xml:id="id3" draw:id="id3" draw:layer="layout" svg:width="3.042cm" svg:height="0.742cm" svg:x="4.403cm" svg:y="10.415cm">
          <draw:text-box>
            <text:p><text:span text:style-name="T2">derekJeter</text:span></text:p>
          </draw:text-box>
        </draw:frame>
        <draw:frame draw:style-name="gr5" draw:text-style-name="P2" xml:id="id1" draw:id="id1" draw:layer="layout" svg:width="5.074cm" svg:height="0.742cm" svg:x="2.365cm" svg:y="9.615cm">
          <draw:text-box>
            <text:p><text:span text:style-name="T2">gameOfThronesRocks</text:span></text:p>
          </draw:text-box>
        </draw:frame>
        <draw:connector draw:style-name="gr6" draw:text-style-name="P3" draw:layer="layout" draw:type="curve" svg:x1="7.439cm" svg:y1="9.986cm" svg:x2="11.592cm" svg:y2="11.635cm" draw:start-shape="id1" draw:end-shape="id2" svg:d="M7439 9986c3114 0 1038 1649 4153 1649" svg:viewBox="0 0 4154 1650">
          <text:p/>
        </draw:connector>
        <draw:connector draw:style-name="gr6" draw:text-style-name="P3" draw:layer="layout" draw:type="curve" svg:x1="7.445cm" svg:y1="10.786cm" svg:x2="12.392cm" svg:y2="10.235cm" draw:start-shape="id3" draw:start-glue-point="1" draw:end-shape="id4" draw:end-glue-point="3" svg:d="M7445 10786c3709 0 1236-551 4947-551" svg:viewBox="0 0 4948 552">
          <text:p/>
        </draw:connector>
        <draw:custom-shape draw:style-name="gr7" draw:text-style-name="P5" xml:id="id2" draw:id="id2" draw:layer="layout" svg:width="2.988cm" svg:height="1.081cm" svg:x="11.592cm" svg:y="11.095cm">
          <text:p text:style-name="P4"><text:span text:style-name="T3">: Boolean</text:span></text:p>
          <text:p text:style-name="P4"><text:span text:style-name="T3">val = tru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cm" svg:y1="11.595cm" svg:x2="14.58cm" svg:y2="11.595cm">
          <text:p/>
        </draw:line>
        <draw:connector draw:style-name="gr6" draw:text-style-name="P3" draw:layer="layout" draw:type="curve" svg:x1="7.441cm" svg:y1="11.568cm" svg:x2="15.092cm" svg:y2="8.935cm" draw:start-shape="id5" draw:start-glue-point="1" draw:end-shape="id6" svg:d="M7441 11568c5737 0 1912-2633 7651-2633" svg:viewBox="0 0 7652 2634">
          <text:p/>
        </draw:connector>
        <draw:line draw:style-name="gr8" draw:text-style-name="P3" draw:layer="layout" svg:x1="3.275cm" svg:y1="12.258cm" svg:x2="9.879cm" svg:y2="12.258cm">
          <text:p/>
        </draw:line>
        <draw:custom-shape draw:style-name="gr7" draw:text-style-name="P5" xml:id="id4" draw:id="id4" draw:layer="layout" svg:width="2.988cm" svg:height="1.081cm" svg:x="12.392cm" svg:y="9.695cm">
          <text:p text:style-name="P4"><text:span text:style-name="T3">: Integer</text:span></text:p>
          <text:p text:style-name="P4"><text:span text:style-name="T3">val = 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4cm" svg:y1="10.195cm" svg:x2="15.38cm" svg:y2="10.195cm">
          <text:p/>
        </draw:line>
        <draw:custom-shape draw:style-name="gr7" draw:text-style-name="P5" xml:id="id6" draw:id="id6" draw:layer="layout" svg:width="2.988cm" svg:height="1.081cm" svg:x="15.092cm" svg:y="8.395cm">
          <text:p text:style-name="P4"><text:span text:style-name="T3">: Integer</text:span></text:p>
          <text:p text:style-name="P4"><text:span text:style-name="T3">val = 23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1cm" svg:y1="8.895cm" svg:x2="18.08cm" svg:y2="8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2T16:29:27.183466050</dc:date>
    <meta:editing-duration>PT1H8M37S</meta:editing-duration>
    <meta:editing-cycles>18</meta:editing-cycles>
    <meta:document-statistic meta:object-count="15"/>
  </office:meta>
</office:document-meta>
</file>